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Build a graph with operators</text:p>
      <text:p text:style-name="Text_20_body">This section illustrates the use of C++ operators to simplify the building of graphs.</text:p>
      <text:p text:style-name="Text_20_body">Several C++ operators are overloaded to simplify graph construction. For example, the following:</text:p>
      <text:p text:style-name="Text_20_body">../../../../examples/abc/abc.cpp</text:p>
      <text:p text:style-name="Text_20_body">can be simplified to:</text:p>
      <text:p text:style-name="Text_20_body">../../../../examples/abc_operator/abc_operator.cpp</text:p>
      <text:p text:style-name="Text_20_body">The expression <text:span text:style-name="Source_Text">a + b</text:span> is equivalent to <text:span text:style-name="Source_Text">std::make_shared&lt;op::Add&gt;(a, b)</text:span> and the <text:span text:style-name="Source_Text">*</text:span> operator similarly returns <text:span text:style-name="Source_Text">std::make_shared&lt;op::Multiply&gt;</text:span> to its argu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ild a graph with operators</dc:title>
  </office:meta>
</office:document-meta>
</file>